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font-size="14pt" fo:language="en" fo:country="US" fo:font-weight="normal" style:font-size-asian="14pt" style:font-weight-asian="normal" style:language-complex="ar" style:country-complex="SA"/>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Body">
      <style:paragraph-properties fo:margin-top="0cm" fo:margin-bottom="0.21cm" fo:orphans="2" fo:widows="2" style:writing-mode="lr-tb"/>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4" style:family="paragraph" style:parent-style-name="Heading_20_2">
      <style:text-properties fo:language="en" fo:country="US" style:language-complex="ar" style:country-complex="SA"/>
    </style:style>
    <style:style style:name="P25" style:family="paragraph" style:parent-style-name="Definition_20_Term">
      <style:text-properties fo:language="en" fo:country="US" style:language-complex="ar" style:country-complex="SA"/>
    </style:style>
    <style:style style:name="P2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7" style:family="paragraph" style:parent-style-name="Standard">
      <style:text-properties fo:color="#3f7f5f"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30"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aco" fo:font-size="9pt" style:font-name-asian="Monaco" style:font-size-asian="9pt" style:font-name-complex="Monaco" style:font-size-complex="9pt"/>
    </style:style>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33" style:family="paragraph" style:parent-style-name="Body" style:list-style-name="L1"/>
    <style:style style:name="P34" style:family="paragraph" style:parent-style-name="Heading_20_1">
      <style:text-properties fo:language="en" fo:country="US" style:language-complex="ar" style:country-complex="SA"/>
    </style:style>
    <style:style style:name="P35" style:family="paragraph" style:parent-style-name="Heading_20_1">
      <style:paragraph-properties fo:break-before="page"/>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weight="bold" style:font-name-asian="Times New Roman" style:font-weight-asian="bold" style:font-name-complex="Times New Roman" style:language-complex="ar" style:country-complex="SA"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language="en" fo:country="US" style:font-name-asian="Times New Roman" style:font-name-complex="Times New Roman" style:language-complex="ar" style:country-complex="SA"/>
    </style:style>
    <style:style style:name="T12" style:family="text">
      <style:text-properties fo:color="#000000" fo:font-weight="bold" style:font-weight-asian="bold" style:font-weight-complex="bold"/>
    </style:style>
    <style:style style:name="T13" style:family="text">
      <style:text-properties fo:color="#7f0055" fo:font-weight="bold" style:font-weight-asian="bold"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3f5fbf"/>
    </style:style>
    <style:style style:name="T18" style:family="text">
      <style:text-properties fo:color="#3f5fbf" style:text-underline-style="solid" style:text-underline-width="auto" style:text-underline-color="font-color"/>
    </style:style>
    <style:style style:name="T19" style:family="text">
      <style:text-properties fo:color="#3f3fbf"/>
    </style:style>
    <style:style style:name="T20" style:family="text">
      <style:text-properties fo:color="#7f9fb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11483056" text:id="ct311483056">
          <text:insertion>
            <office:change-info>
              <dc:creator>Tim Ward</dc:creator>
              <dc:date>2013-09-13T10:05:00</dc:date>
            </office:change-info>
          </text:insertion>
        </text:changed-region>
        <text:changed-region xml:id="ct311303936" text:id="ct311303936">
          <text:insertion>
            <office:change-info>
              <dc:creator>Tim Ward</dc:creator>
              <dc:date>2013-09-13T10:06:00</dc:date>
            </office:change-info>
          </text:insertion>
        </text:changed-region>
        <text:changed-region xml:id="ct53497888" text:id="ct53497888">
          <text:insertion>
            <office:change-info>
              <dc:creator>Tim Ward</dc:creator>
              <dc:date>2013-09-13T10:08:00</dc:date>
            </office:change-info>
          </text:insertion>
        </text:changed-region>
        <text:changed-region xml:id="ct602909936" text:id="ct602909936">
          <text:insertion>
            <office:change-info>
              <dc:creator>Tim Ward</dc:creator>
              <dc:date>2013-09-13T10:09:00</dc:date>
            </office:change-info>
          </text:insertion>
        </text:changed-region>
        <text:changed-region xml:id="ct53521872" text:id="ct53521872">
          <text:insertion>
            <office:change-info>
              <dc:creator>Tim Ward</dc:creator>
              <dc:date>2013-09-13T10:09:00</dc:date>
            </office:change-info>
          </text:insertion>
        </text:changed-region>
        <text:changed-region xml:id="ct311555232" text:id="ct311555232">
          <text:insertion>
            <office:change-info>
              <dc:creator>Tim Ward</dc:creator>
              <dc:date>2013-09-13T10:10:00</dc:date>
            </office:change-info>
          </text:insertion>
        </text:changed-region>
        <text:changed-region xml:id="ct374773824" text:id="ct374773824">
          <text:insertion>
            <office:change-info>
              <dc:creator>Tim Ward</dc:creator>
              <dc:date>2013-09-13T10:11:00</dc:date>
            </office:change-info>
          </text:insertion>
        </text:changed-region>
        <text:changed-region xml:id="ct311558464" text:id="ct311558464">
          <text:insertion>
            <office:change-info>
              <dc:creator>Tim Ward</dc:creator>
              <dc:date>2013-09-13T10:30:00</dc:date>
            </office:change-info>
          </text:insertion>
        </text:changed-region>
        <text:changed-region xml:id="ct311623264" text:id="ct311623264">
          <text:insertion>
            <office:change-info>
              <dc:creator>Tim Ward</dc:creator>
              <dc:date>2013-09-13T10:31:00</dc:date>
            </office:change-info>
          </text:insertion>
        </text:changed-region>
        <text:changed-region xml:id="ct87633376" text:id="ct87633376">
          <text:insertion>
            <office:change-info>
              <dc:creator>Tim Ward</dc:creator>
              <dc:date>2013-09-13T10:32:00</dc:date>
            </office:change-info>
          </text:insertion>
        </text:changed-region>
        <text:changed-region xml:id="ct374927680" text:id="ct374927680">
          <text:insertion>
            <office:change-info>
              <dc:creator>Tim Ward</dc:creator>
              <dc:date>2013-09-13T10:33:00</dc:date>
            </office:change-info>
          </text:insertion>
        </text:changed-region>
        <text:changed-region xml:id="ct311558976" text:id="ct311558976">
          <text:insertion>
            <office:change-info>
              <dc:creator>Tim Ward</dc:creator>
              <dc:date>2013-09-13T10:34:00</dc:date>
            </office:change-info>
          </text:insertion>
        </text:changed-region>
        <text:changed-region xml:id="ct53500640" text:id="ct53500640">
          <text:insertion>
            <office:change-info>
              <dc:creator>Tim Ward</dc:creator>
              <dc:date>2013-09-13T10:35:00</dc:date>
            </office:change-info>
          </text:insertion>
        </text:changed-region>
        <text:changed-region xml:id="ct311696592" text:id="ct311696592">
          <text:insertion>
            <office:change-info>
              <dc:creator>Tim Ward</dc:creator>
              <dc:date>2013-09-13T10:36:00</dc:date>
            </office:change-info>
          </text:insertion>
        </text:changed-region>
        <text:changed-region xml:id="ct53490544" text:id="ct53490544">
          <text:insertion>
            <office:change-info>
              <dc:creator>Tim Ward</dc:creator>
              <dc:date>2013-09-13T10:37:00</dc:date>
            </office:change-info>
          </text:insertion>
        </text:changed-region>
        <text:changed-region xml:id="ct561357680" text:id="ct561357680">
          <text:insertion>
            <office:change-info>
              <dc:creator>Tim Ward</dc:creator>
              <dc:date>2013-09-13T10:38:00</dc:date>
            </office:change-info>
          </text:insertion>
        </text:changed-region>
        <text:changed-region xml:id="ct311319104" text:id="ct311319104">
          <text:insertion>
            <office:change-info>
              <dc:creator>Tim Ward</dc:creator>
              <dc:date>2013-09-13T10:41:00</dc:date>
            </office:change-info>
          </text:insertion>
        </text:changed-region>
        <text:changed-region xml:id="ct54200384" text:id="ct54200384">
          <text:insertion>
            <office:change-info>
              <dc:creator>Tim Ward</dc:creator>
              <dc:date>2013-09-13T10:43:00</dc:date>
            </office:change-info>
          </text:insertion>
        </text:changed-region>
        <text:changed-region xml:id="ct311584112" text:id="ct311584112">
          <text:insertion>
            <office:change-info>
              <dc:creator>Tim Ward</dc:creator>
              <dc:date>2013-09-13T10:44:00</dc:date>
            </office:change-info>
          </text:insertion>
        </text:changed-region>
        <text:changed-region xml:id="ct311197680" text:id="ct311197680">
          <text:insertion>
            <office:change-info>
              <dc:creator>Tim Ward</dc:creator>
              <dc:date>2013-09-13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03 – Remote Service Admin 1.1</text:user-defined></text:p>
      <text:p text:style-name="P9"><text:span text:style-name="T1">Draft<text:line-break/><text:line-break/></text:span><text:span text:style-name="T1"><text:page-count style:num-format="1">13</text:page-count></text:span><text:span text:style-name="T1"> Pages</text:span></text:p>
      <text:p text:style-name="P10"/>
      <text:p text:style-name="P7">Abstract</text:p>
      <text:p text:style-name="P6">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4"/>
      <text:h text:style-name="P35" text:outline-level="1" text:restart-numbering="true" text:start-value="-1">Document Information</text:h>
      <text:h text:style-name="P24"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4"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5"/>
      <text:h text:style-name="P24"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7">Source code is shown in this typeface</text:span>.</text:p>
      <text:h text:style-name="P24"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
      <text:p text:style-name="P15"/>
      <text:h text:style-name="P34" text:outline-level="1">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34" text:outline-level="1"><text:soft-page-break/>Application Domain</text:h>
      <text:p text:style-name="Body">This RFC relates to the domain of remote OSGi Services, specifically the Remote Service Admin specification.</text:p>
      <text:h text:style-name="P34" text:outline-level="1">Problem Description</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P34" text:outline-level="1">Requirements</text:h>
      <text:p text:style-name="Body">RSA01 – The Solution MUST define a mechanism to provide Endpoint Listeners with a notification when an endpoint was modified.<text:change-start text:change-id="ct311483056"/></text:p>
      <text:p text:style-name="Body"><text:change-end text:change-id="ct311483056"/><text:change-start text:change-id="ct311303936"/>RSA02 <text:span text:style-name="T10">–</text:span> The Solution SHOULD allow a Topology Manager to update the service properties an Exported or Imported Service without unregistering it<text:change-end text:change-id="ct311303936"/><text:change-start text:change-id="ct53497888"/>. This may not be possible if the configuration type or access intent of the <text:change-end text:change-id="ct53497888"/><text:change-start text:change-id="ct602909936"/>service changes.<text:change-end text:change-id="ct602909936"/></text:p>
      <text:h text:style-name="P34" text:outline-level="1"><text:soft-page-break/>Technical Solution</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h text:style-name="Heading_20_2" text:outline-level="2"><text:span text:style-name="T6">Backward</text:span><text:span text:style-name="T8"> compatibility</text:span></text:h>
      <text:p text:style-name="P21">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p>
      <text:h text:style-name="Heading_20_2" text:outline-level="2">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3"><text:span text:style-name="T13">public</text:span><text:span text:style-name="T9"> </text:span><text:span text:style-name="T13">interface</text:span><text:span text:style-name="T9"> EndpointEventListener {</text:span></text:p>
      <text:p text:style-name="P23"><text:span text:style-name="T12"><text:s text:c="2"/></text:span><text:span text:style-name="T13">void</text:span><text:span text:style-name="T9"> endpointChanged(EndpointEvent event, String matchedFilter);</text:span></text:p>
      <text:p text:style-name="P22">}</text:p>
      <text:p text:style-name="P23"/>
      <text:p text:style-name="P23"><text:span text:style-name="T13">public</text:span><text:span text:style-name="T9"> </text:span><text:span text:style-name="T13">class</text:span><text:span text:style-name="T9"> EndpointEvent {</text:span></text:p>
      <text:p text:style-name="P23"><text:span text:style-name="T9"><text:s text:c="2"/></text:span><text:span text:style-name="T13">public</text:span><text:span text:style-name="T9"> </text:span><text:span text:style-name="T13">static</text:span><text:span text:style-name="T9"> </text:span><text:span text:style-name="T13">final</text:span><text:span text:style-name="T9"> </text:span><text:span text:style-name="T13">int</text:span><text:span text:style-name="T9"> </text:span><text:span text:style-name="T15">ADDED</text:span><text:span text:style-name="T9"> = 0x00000001;</text:span></text:p>
      <text:p text:style-name="P23"><text:span text:style-name="T9"><text:s text:c="2"/></text:span><text:span text:style-name="T13">public</text:span><text:span text:style-name="T9"> </text:span><text:span text:style-name="T13">static</text:span><text:span text:style-name="T9"> </text:span><text:span text:style-name="T13">final</text:span><text:span text:style-name="T9"> </text:span><text:span text:style-name="T13">int</text:span><text:span text:style-name="T9"> </text:span><text:span text:style-name="T15">REMOVED</text:span><text:span text:style-name="T9"> = 0x00000002;</text:span></text:p>
      <text:p text:style-name="P23"><text:span text:style-name="T9"><text:s text:c="2"/></text:span><text:span text:style-name="T13">public</text:span><text:span text:style-name="T9"> </text:span><text:span text:style-name="T13">static</text:span><text:span text:style-name="T9"> </text:span><text:span text:style-name="T13">final</text:span><text:span text:style-name="T9"> </text:span><text:span text:style-name="T13">int</text:span><text:span text:style-name="T9"> </text:span><text:span text:style-name="T15">MODIFIED</text:span><text:span text:style-name="T9"> = 0x00000004;</text:span></text:p>
      <text:p text:style-name="P23"><text:span text:style-name="T9"><text:s text:c="2"/></text:span><text:span text:style-name="T13">public</text:span><text:span text:style-name="T9"> </text:span><text:span text:style-name="T13">static</text:span><text:span text:style-name="T9"> </text:span><text:span text:style-name="T13">final</text:span><text:span text:style-name="T9"> </text:span><text:span text:style-name="T13">int</text:span><text:span text:style-name="T9"> </text:span><text:span text:style-name="T15">MODIFIED_ENDMATCH</text:span><text:span text:style-name="T9"> = 0x00000008;</text:span></text:p>
      <text:p text:style-name="P23"/>
      <text:p text:style-name="P23"><text:span text:style-name="T9"><text:s text:c="2"/></text:span><text:span text:style-name="T13">private</text:span><text:span text:style-name="T9"> </text:span><text:span text:style-name="T13">final</text:span><text:span text:style-name="T9"> EndpointDescription </text:span><text:span text:style-name="T14">endpoint</text:span><text:span text:style-name="T9">;</text:span></text:p>
      <text:p text:style-name="P23"><text:span text:style-name="T9"><text:s text:c="2"/></text:span><text:span text:style-name="T13">private</text:span><text:span text:style-name="T9"> </text:span><text:span text:style-name="T13">final</text:span><text:span text:style-name="T9"> </text:span><text:span text:style-name="T13">int</text:span><text:span text:style-name="T9"> </text:span><text:span text:style-name="T14">type</text:span><text:span text:style-name="T9">;</text:span></text:p>
      <text:p text:style-name="P23"/>
      <text:p text:style-name="P23"><text:span text:style-name="T9"><text:s text:c="2"/></text:span><text:span text:style-name="T13">public</text:span><text:span text:style-name="T9"> EndpointEvent(</text:span><text:span text:style-name="T13">int</text:span><text:span text:style-name="T9"> type, EndpointDescription endpoint</text:span><text:span text:style-name="T9">) {</text:span></text:p>
      <text:p text:style-name="P23"><text:span text:style-name="T9"><text:s text:c="4"/></text:span><text:span text:style-name="T13">super</text:span><text:span text:style-name="T9">(endpoint);</text:span></text:p>
      <text:p text:style-name="P23"><text:span text:style-name="T9"><text:s text:c="4"/></text:span><text:span text:style-name="T13">this</text:span><text:span text:style-name="T9">.</text:span><text:span text:style-name="T14">endpoint</text:span><text:span text:style-name="T9"> = endpoint;</text:span></text:p>
      <text:p text:style-name="P23"><text:span text:style-name="T9"><text:s text:c="4"/></text:span><text:span text:style-name="T13">this</text:span><text:span text:style-name="T9">.</text:span><text:span text:style-name="T14">type</text:span><text:span text:style-name="T9"> = type;</text:span></text:p>
      <text:p text:style-name="P22"><text:s text:c="2"/>}</text:p>
      <text:p text:style-name="P23"/>
      <text:p text:style-name="P23"><text:span text:style-name="T9"><text:s text:c="2"/></text:span><text:span text:style-name="T13">public</text:span><text:span text:style-name="T9"> EndpointDescription getEndpoint() {</text:span></text:p>
      <text:p text:style-name="P23"><text:span text:style-name="T9"><text:s text:c="4"/></text:span><text:span text:style-name="T13">return</text:span><text:span text:style-name="T9"> </text:span><text:span text:style-name="T14">endpoint</text:span><text:span text:style-name="T9">;</text:span></text:p>
      <text:p text:style-name="P22"><text:s text:c="2"/>}</text:p>
      <text:p text:style-name="P23"/>
      <text:p text:style-name="P23"><text:span text:style-name="T9"><text:s text:c="2"/></text:span><text:span text:style-name="T13">public</text:span><text:span text:style-name="T9"> </text:span><text:span text:style-name="T13">int</text:span><text:span text:style-name="T9"> getType() {</text:span></text:p>
      <text:p text:style-name="P23"><text:span text:style-name="T9"><text:s text:c="4"/></text:span><text:span text:style-name="T13">return</text:span><text:span text:style-name="T9"> </text:span><text:span text:style-name="T14">type</text:span><text:span text:style-name="T9">;</text:span></text:p>
      <text:p text:style-name="P22"><text:s text:c="2"/>}</text:p>
      <text:p text:style-name="P22">}<text:change-start text:change-id="ct53521872"/></text:p>
      <text:h text:style-name="Heading_20_2" text:outline-level="2"><text:change-end text:change-id="ct53521872"/><text:change-start text:change-id="ct311555232"/><text:soft-page-break/>Updating Exported and Imported Services</text:h>
      <text:p text:style-name="Body">In the Remote Service Admin specification the Topology manager is the compo<text:change-end text:change-id="ct311555232"/><text:change-start text:change-id="ct374773824"/>nent responsible for tracking and managing the services that should be exported from, or imported into, the service registry. Furthermore the Topology Manager is re<text:change-end text:change-id="ct374773824"/><text:change-start text:change-id="ct311558464"/>sponsible for notifying RSA Discovery<text:change-end text:change-id="ct311558464"/><text:change-start text:change-id="ct311623264"/> of endpoint changes (additions, deletions and modifications)<text:change-end text:change-id="ct311623264"/><text:change-start text:change-id="ct87633376"/>, and RSA Discovery is responsible for notifying Topology Managers of changes to the status of remote EndpointDescriptions.</text:p>
      <text:p text:style-name="Body">In <text:change-end text:change-id="ct87633376"/><text:change-start text:change-id="ct374927680"/>addition to its interactions with RSA Discovery, the Topology Manager is also responsible for interacting <text:span text:style-name="T10">with</text:span> RSA distri<text:change-end text:change-id="ct374927680"/><text:change-start text:change-id="ct311558976"/>bution providers. <text:change-end text:change-id="ct311558976"/><text:change-start text:change-id="ct53500640"/>In RSA 1.0 this was broadly limited to creating and closing ImportRegistration <text:span text:style-name="T10">and ExportRegistration objects using the Distribution Provider. To support </text:span><text:change-end text:change-id="ct53500640"/><text:change-start text:change-id="ct311696592"/><text:span text:style-name="T10">Requirement RSA02 RSA 1.1 will need additional interaction mechanisms to indicate that an ImportRegistration or ExportRegistration should be updated</text:span><text:change-end text:change-id="ct311696592"/><text:change-start text:change-id="ct53490544"/><text:span text:style-name="T10">. It is necessary for the Topology Manager to initiate these updates, because either:</text:span></text:p>
      <text:list xml:id="list4477682003133316989" text:style-name="L1">
        <text:list-item>
          <text:p text:style-name="P33"><text:span text:style-name="T10">It is then responsible for notifying Discovery services of an</text:span><text:change-end text:change-id="ct53490544"/><text:change-start text:change-id="ct561357680"/><text:span text:style-name="T10">y changes to an exported endpoint</text:span></text:p>
        </text:list-item>
      </text:list>
      <text:p text:style-name="Body"><text:span text:style-name="T10">or</text:span></text:p>
      <text:list xml:id="list1146982340" text:continue-numbering="true" text:style-name="L1">
        <text:list-item>
          <text:p text:style-name="P33"><text:span text:style-name="T10">The topology manager is the component that is notified of changes to a remote endpoint via Discovery announcements.</text:span></text:p>
        </text:list-item>
      </text:list>
      <text:p text:style-name="Body"><text:span text:style-name="T10">To support these cases it is necessary to add update methods to both ImportRegistration and ExportRegistration. As these are “provider types” that should only be implemented by RSA Distribution providers this represents a minor change to the RSA API.</text:span></text:p>
      <text:p text:style-name="Body"><text:span text:style-name="T10"/></text:p>
      <text:h text:style-name="Heading_20_3" text:outline-level="3"><text:span text:style-name="T10">ExportRegistration</text:span></text:h>
      <text:p text:style-name="Body"><text:span text:style-name="T10"/></text:p>
      <text:p text:style-name="P27"><text:change-end text:change-id="ct561357680"/><text:change-start text:change-id="ct311319104"/><text:span text:style-name="T5">/*</text:span></text:p>
      <text:p text:style-name="P30"><text:s/>* Copyright (c) OSGi Alliance (2009, 2013). All Rights Reserved.</text:p>
      <text:p text:style-name="P30"><text:s/>*</text:p>
      <text:p text:style-name="P30"><text:s/>* Licensed under the <text:span text:style-name="T16">Apache</text:span> License, Version 2.0 (the "License");</text:p>
      <text:p text:style-name="P30"><text:s/>* you may not use this file except in compliance with the License.</text:p>
      <text:p text:style-name="P30"><text:s/>* You may obtain a copy of the License at</text:p>
      <text:p text:style-name="P30"><text:s/>*</text:p>
      <text:p text:style-name="P30"><text:s/>* <text:s text:c="5"/>http://www.apache.org/licenses/LICENSE-2.0</text:p>
      <text:p text:style-name="P30"><text:s/>*</text:p>
      <text:p text:style-name="P30"><text:s/>* Unless required by applicable law or agreed to in writing, software</text:p>
      <text:p text:style-name="P30"><text:s/>* distributed under the License is distributed on an "AS IS" BASIS,</text:p>
      <text:p text:style-name="P30"><text:s/>* WITHOUT WARRANTIES OR CONDITIONS OF ANY KIND, either express or implied.</text:p>
      <text:p text:style-name="P30"><text:s/>* See the License for the specific language governing permissions and</text:p>
      <text:p text:style-name="P30"><text:s/>* limitations under the License.</text:p>
      <text:p text:style-name="P30"><text:s/>*/</text:p>
      <text:p text:style-name="P31"/>
      <text:p text:style-name="P31"><text:span text:style-name="T13">package</text:span><text:span text:style-name="T9"> org.osgi.service.remoteserviceadmin;</text:span></text:p>
      <text:p text:style-name="P31"/>
      <text:p text:style-name="P31"><text:span text:style-name="T13">import</text:span><text:span text:style-name="T9"> java.util.Map;</text:span></text:p>
      <text:p text:style-name="P31"><text:span text:style-name="T13">import</text:span><text:span text:style-name="T9"> org.osgi.framework.ServiceReference;</text:span></text:p>
      <text:p text:style-name="P31"/>
      <text:p text:style-name="P32">/**</text:p>
      <text:p text:style-name="P32"><text:s/>* An Export Registration associates a service to a local <text:span text:style-name="T16">endpoint</text:span>.</text:p>
      <text:p text:style-name="P32"><text:soft-page-break/><text:s/>* </text:p>
      <text:p text:style-name="P32"><text:s/>* The Export Registration can be used to delete the <text:span text:style-name="T16">endpoint</text:span> associated with an</text:p>
      <text:p text:style-name="P32"><text:s/>* this registration. It is created with the</text:p>
      <text:p text:style-name="P31"><text:span text:style-name="T17"><text:s/>* </text:span><text:span text:style-name="T19">{@link RemoteServiceAdmin#exportService(ServiceReference,Map)}</text:span><text:span text:style-name="T17"> method.</text:span></text:p>
      <text:p text:style-name="P32"><text:s/>* </text:p>
      <text:p text:style-name="P32"><text:s/>* When this Export Registration has been closed, all methods must return</text:p>
      <text:p text:style-name="P32"><text:s/>* {@code null}.</text:p>
      <text:p text:style-name="P32"><text:s/>* </text:p>
      <text:p text:style-name="P31"><text:span text:style-name="T17"><text:s/>* </text:span><text:span text:style-name="T20">@ThreadSafe</text:span></text:p>
      <text:p text:style-name="P31"><text:span text:style-name="T17"><text:s/>* </text:span><text:span text:style-name="T20">@noimplement</text:span></text:p>
      <text:p text:style-name="P31"><text:span text:style-name="T17"><text:s/>* </text:span><text:span text:style-name="T20">@author</text:span><text:span text:style-name="T17"> $Id: 5491675ba2ea4b7769f70040e8f48a22777028a3 $</text:span></text:p>
      <text:p text:style-name="P32"><text:s/>*/</text:p>
      <text:p text:style-name="P31"><text:span text:style-name="T13">public</text:span><text:span text:style-name="T9"> </text:span><text:span text:style-name="T13">interface</text:span><text:span text:style-name="T9"> ExportRegistration {</text:span></text:p>
      <text:p text:style-name="P31"><text:span text:style-name="T9"><text:tab/></text:span><text:span text:style-name="T17">/**</text:span></text:p>
      <text:p text:style-name="P32"><text:tab/> * Return the Export Reference for the exported service.</text:p>
      <text:p text:style-name="P32"><text:tab/> * </text:p>
      <text:p text:style-name="P31"><text:span text:style-name="T17"><text:tab/> * </text:span><text:span text:style-name="T20">@return</text:span><text:span text:style-name="T17"> The Export Reference for this registration.</text:span></text:p>
      <text:p text:style-name="P31"><text:span text:style-name="T17"><text:tab/> * </text:span><text:span text:style-name="T20">@throws</text:span><text:span text:style-name="T17"> IllegalStateException When this registration was not properly</text:span></text:p>
      <text:p text:style-name="P31"><text:span text:style-name="T17"><text:tab/> * <text:s text:c="8"/>initialized. See </text:span><text:span text:style-name="T19">{@link #getException()}</text:span><text:span text:style-name="T17">.</text:span></text:p>
      <text:p text:style-name="P32"><text:tab/> */</text:p>
      <text:p text:style-name="P29"><text:tab/>ExportReference getExportReference();</text:p>
      <text:p text:style-name="P31"/>
      <text:p text:style-name="P31"><text:span text:style-name="T9"><text:tab/></text:span><text:span text:style-name="T17">/**</text:span></text:p>
      <text:p text:style-name="P31"><text:span text:style-name="T17"><text:tab/> * Update the </text:span><text:span text:style-name="T18">endpoint</text:span><text:span text:style-name="T17"> represented by this </text:span><text:span text:style-name="T19">{@link ExportRegistration}</text:span><text:span text:style-name="T17"> and</text:span></text:p>
      <text:p text:style-name="P31"><text:span text:style-name="T17"><text:tab/> * return an updated </text:span><text:span text:style-name="T19">{@link EndpointDescription}</text:span><text:span text:style-name="T17">. If this method returns an</text:span></text:p>
      <text:p text:style-name="P31"><text:span text:style-name="T17"><text:tab/> * updated </text:span><text:span text:style-name="T19">{@link EndpointDescription}</text:span><text:span text:style-name="T17">, then the object returned via</text:span></text:p>
      <text:p text:style-name="P31"><text:span text:style-name="T17"><text:tab/> * </text:span><text:span text:style-name="T19">{@link #getExportReference()}</text:span><text:span text:style-name="T17"> must also have been updated to return this</text:span></text:p>
      <text:p text:style-name="P32"><text:tab/> * new object. If this method does not return an updated</text:p>
      <text:p text:style-name="P31"><text:span text:style-name="T17"><text:tab/> * </text:span><text:span text:style-name="T19">{@link EndpointDescription}</text:span><text:span text:style-name="T17"> then the object returned via</text:span></text:p>
      <text:p text:style-name="P31"><text:span text:style-name="T17"><text:tab/> * </text:span><text:span text:style-name="T19">{@link #getExportReference()}</text:span><text:span text:style-name="T17"> should remain unchanged.</text:span></text:p>
      <text:p text:style-name="P32"><text:tab/> * </text:p>
      <text:p text:style-name="P31"><text:span text:style-name="T17"><text:tab/> * When creating the updated </text:span><text:span text:style-name="T19">{@link EndpointDescription}</text:span><text:span text:style-name="T17"> the</text:span></text:p>
      <text:p text:style-name="P31"><text:span text:style-name="T17"><text:tab/> * </text:span><text:span text:style-name="T19">{@link ServiceReference}</text:span><text:span text:style-name="T17"> originally passed to</text:span></text:p>
      <text:p text:style-name="P31"><text:span text:style-name="T17"><text:tab/> * </text:span><text:span text:style-name="T19">{@link RemoteServiceAdmin#exportService(ServiceReference, Map)}</text:span><text:span text:style-name="T17"> must be</text:span></text:p>
      <text:p text:style-name="P32"><text:tab/> * queried to pick up any changes to its service properties.</text:p>
      <text:p text:style-name="P32"><text:tab/> * </text:p>
      <text:p text:style-name="P32"><text:tab/> * If this argument is null then the original properties passed when</text:p>
      <text:p text:style-name="P32"><text:tab/> * creating this ExportRegistration should be used when constructing the</text:p>
      <text:p text:style-name="P31"><text:span text:style-name="T17"><text:tab/> * updated </text:span><text:span text:style-name="T19">{@link EndpointDescription}</text:span><text:span text:style-name="T17">. Otherwise the new properties should</text:span></text:p>
      <text:p text:style-name="P32"><text:tab/> * be used, and replace the original properties for subsequent calls to the</text:p>
      <text:p text:style-name="P32"><text:tab/> * update method.</text:p>
      <text:p text:style-name="P32"><text:tab/> * </text:p>
      <text:p text:style-name="P31"><text:span text:style-name="T17"><text:tab/> * </text:span><text:span text:style-name="T20">@param</text:span><text:span text:style-name="T17"> properties properties to be merged with the current service</text:span></text:p>
      <text:p text:style-name="P31"><text:span text:style-name="T17"><text:tab/> * <text:s text:c="7"/>properties for the </text:span><text:span text:style-name="T19">{@link ServiceReference}</text:span><text:span text:style-name="T17"> represented by this</text:span></text:p>
      <text:p text:style-name="P31"><text:span text:style-name="T17"><text:tab/> * <text:s text:c="7"/></text:span><text:span text:style-name="T19">{@link ExportRegistration}</text:span><text:span text:style-name="T17">. If null is passed then the original</text:span></text:p>
      <text:p text:style-name="P32"><text:tab/> * <text:s text:c="7"/>properties passed to</text:p>
      <text:p text:style-name="P31"><text:span text:style-name="T17"><text:tab/> * <text:s text:c="7"/></text:span><text:span text:style-name="T19">{@link RemoteServiceAdmin#exportService(ServiceReference, Map)}</text:span></text:p>
      <text:p text:style-name="P32"><text:tab/> * <text:s text:c="7"/>will be used.</text:p>
      <text:p text:style-name="P31"><text:span text:style-name="T17"><text:tab/> * </text:span><text:span text:style-name="T20">@return</text:span><text:span text:style-name="T17"> The updated </text:span><text:span text:style-name="T19">{@link EndpointDescription}</text:span><text:span text:style-name="T17"> for this registration.</text:span></text:p>
      <text:p text:style-name="P31"><text:span text:style-name="T17"><text:tab/> * </text:span><text:span text:style-name="T20">@throws</text:span><text:span text:style-name="T17"> IllegalStateException When this registration was not properly</text:span></text:p>
      <text:p text:style-name="P31"><text:span text:style-name="T17"><text:tab/> * <text:s text:c="8"/>initialized. See </text:span><text:span text:style-name="T19">{@link #getException()}</text:span><text:span text:style-name="T17">.</text:span></text:p>
      <text:p text:style-name="P32"><text:tab/> * </text:p>
      <text:p text:style-name="P32"><text:soft-page-break/><text:tab/> */</text:p>
      <text:p text:style-name="P29"><text:tab/>EndpointDescription update(Map&lt;String, ?&gt; properties);</text:p>
      <text:p text:style-name="P31"/>
      <text:p text:style-name="P31"><text:span text:style-name="T9"><text:tab/></text:span><text:span text:style-name="T17">/**</text:span></text:p>
      <text:p text:style-name="P32"><text:tab/> * Delete the local <text:span text:style-name="T16">endpoint</text:span> and disconnect any remote distribution</text:p>
      <text:p text:style-name="P32"><text:tab/> * providers. After this method returns, all methods must return</text:p>
      <text:p text:style-name="P32"><text:tab/> * {@code null}.</text:p>
      <text:p text:style-name="P32"><text:tab/> * </text:p>
      <text:p text:style-name="P32"><text:tab/> * This method has no effect when this registration has already been closed</text:p>
      <text:p text:style-name="P32"><text:tab/> * or is being closed.</text:p>
      <text:p text:style-name="P32"><text:tab/> */</text:p>
      <text:p text:style-name="P31"><text:span text:style-name="T9"><text:tab/></text:span><text:span text:style-name="T13">void</text:span><text:span text:style-name="T9"> close();</text:span></text:p>
      <text:p text:style-name="P31"/>
      <text:p text:style-name="P31"><text:span text:style-name="T9"><text:tab/></text:span><text:span text:style-name="T17">/**</text:span></text:p>
      <text:p text:style-name="P32"><text:tab/> * Return the exception for any error during the export process.</text:p>
      <text:p text:style-name="P32"><text:tab/> * </text:p>
      <text:p text:style-name="P32"><text:tab/> * If the Remote Service <text:span text:style-name="T16">Admin</text:span> for some reasons is unable to properly</text:p>
      <text:p text:style-name="P32"><text:tab/> * initialize this registration, then it must return an exception from this</text:p>
      <text:p text:style-name="P32"><text:tab/> * method. If no error occurred, this method must return {@code null}.</text:p>
      <text:p text:style-name="P32"><text:tab/> * </text:p>
      <text:p text:style-name="P32"><text:tab/> * The error must be set before this Export Registration is returned.</text:p>
      <text:p text:style-name="P32"><text:tab/> * Asynchronously occurring errors must be reported to the log.</text:p>
      <text:p text:style-name="P32"><text:tab/> * </text:p>
      <text:p text:style-name="P31"><text:span text:style-name="T17"><text:tab/> * </text:span><text:span text:style-name="T20">@return</text:span><text:span text:style-name="T17"> The exception that occurred during the initialization of this</text:span></text:p>
      <text:p text:style-name="P32"><text:tab/> * <text:s text:c="8"/>registration or {@code null} if no exception occurred.</text:p>
      <text:p text:style-name="P32"><text:tab/> */</text:p>
      <text:p text:style-name="P29"><text:tab/>Throwable getException();</text:p>
      <text:p text:style-name="P29">}</text:p>
      <text:p text:style-name="P29"/>
      <text:h text:style-name="Heading_20_3" text:outline-level="3"><text:change-end text:change-id="ct311319104"/><text:change-start text:change-id="ct54200384"/><text:span text:style-name="T10">ImportRegistration</text:span></text:h>
      <text:p text:style-name="Body"><text:span text:style-name="T10"/></text:p>
      <text:p text:style-name="P27"><text:change-end text:change-id="ct54200384"/><text:change-start text:change-id="ct311584112"/><text:span text:style-name="T5">/*</text:span></text:p>
      <text:p text:style-name="P30"><text:s/>* Copyright (c) OSGi Alliance (2009, 2013). All Rights Reserved.</text:p>
      <text:p text:style-name="P30"><text:s/>*</text:p>
      <text:p text:style-name="P30"><text:s/>* Licensed under the <text:span text:style-name="T16">Apache</text:span> License, Version 2.0 (the "License");</text:p>
      <text:p text:style-name="P30"><text:s/>* you may not use this file except in compliance with the License.</text:p>
      <text:p text:style-name="P30"><text:s/>* You may obtain a copy of the License at</text:p>
      <text:p text:style-name="P30"><text:s/>*</text:p>
      <text:p text:style-name="P30"><text:s/>* <text:s text:c="5"/>http://www.apache.org/licenses/LICENSE-2.0</text:p>
      <text:p text:style-name="P30"><text:s/>*</text:p>
      <text:p text:style-name="P30"><text:s/>* Unless required by applicable law or agreed to in writing, software</text:p>
      <text:p text:style-name="P30"><text:s/>* distributed under the License is distributed on an "AS IS" BASIS,</text:p>
      <text:p text:style-name="P30"><text:s/>* WITHOUT WARRANTIES OR CONDITIONS OF ANY KIND, either express or implied.</text:p>
      <text:p text:style-name="P30"><text:s/>* See the License for the specific language governing permissions and</text:p>
      <text:p text:style-name="P30"><text:s/>* limitations under the License.</text:p>
      <text:p text:style-name="P30"><text:s/>*/</text:p>
      <text:p text:style-name="P31"/>
      <text:p text:style-name="P31"><text:span text:style-name="T13">package</text:span><text:span text:style-name="T9"> org.osgi.service.remoteserviceadmin;</text:span></text:p>
      <text:p text:style-name="P31"/>
      <text:p text:style-name="P31"/>
      <text:p text:style-name="P32">/**</text:p>
      <text:p text:style-name="P32"><text:soft-page-break/><text:s/>* An Import Registration associates an active <text:span text:style-name="T16">proxy</text:span> service to a remote</text:p>
      <text:p text:style-name="P32"><text:s/>* <text:span text:style-name="T16">endpoint</text:span>.</text:p>
      <text:p text:style-name="P32"><text:s/>* </text:p>
      <text:p text:style-name="P32"><text:s/>* The Import Registration can be used to delete the <text:span text:style-name="T16">proxy</text:span> associated with an</text:p>
      <text:p text:style-name="P32"><text:s/>* <text:span text:style-name="T16">endpoint</text:span>. It is created with the</text:p>
      <text:p text:style-name="P31"><text:span text:style-name="T17"><text:s/>* </text:span><text:span text:style-name="T19">{@link RemoteServiceAdmin#importService(EndpointDescription)}</text:span><text:span text:style-name="T17"> method.</text:span></text:p>
      <text:p text:style-name="P32"><text:s/>* </text:p>
      <text:p text:style-name="P32"><text:s/>* When this Import Registration has been closed, all methods must return</text:p>
      <text:p text:style-name="P32"><text:s/>* {@code null}.</text:p>
      <text:p text:style-name="P32"><text:s/>* </text:p>
      <text:p text:style-name="P31"><text:span text:style-name="T17"><text:s/>* </text:span><text:span text:style-name="T20">@ThreadSafe</text:span></text:p>
      <text:p text:style-name="P31"><text:span text:style-name="T17"><text:s/>* </text:span><text:span text:style-name="T20">@noimplement</text:span></text:p>
      <text:p text:style-name="P31"><text:span text:style-name="T17"><text:s/>* </text:span><text:span text:style-name="T20">@author</text:span><text:span text:style-name="T17"> $Id: 45e6ba488e7eb4fbdbb34959f2056dd35fa28283 $</text:span></text:p>
      <text:p text:style-name="P32"><text:s/>*/</text:p>
      <text:p text:style-name="P31"><text:span text:style-name="T13">public</text:span><text:span text:style-name="T9"> </text:span><text:span text:style-name="T13">interface</text:span><text:span text:style-name="T9"> ImportRegistration {</text:span></text:p>
      <text:p text:style-name="P31"><text:span text:style-name="T9"><text:tab/></text:span><text:span text:style-name="T17">/**</text:span></text:p>
      <text:p text:style-name="P32"><text:tab/> * Return the Import Reference for the imported service.</text:p>
      <text:p text:style-name="P32"><text:tab/> * </text:p>
      <text:p text:style-name="P31"><text:span text:style-name="T17"><text:tab/> * </text:span><text:span text:style-name="T20">@return</text:span><text:span text:style-name="T17"> The Import Reference for this registration.</text:span></text:p>
      <text:p text:style-name="P31"><text:span text:style-name="T17"><text:tab/> * </text:span><text:span text:style-name="T20">@throws</text:span><text:span text:style-name="T17"> IllegalStateException When this registration was not properly</text:span></text:p>
      <text:p text:style-name="P31"><text:span text:style-name="T17"><text:tab/> * <text:s text:c="8"/>initialized. See </text:span><text:span text:style-name="T19">{@link #getException()}</text:span><text:span text:style-name="T17">.</text:span></text:p>
      <text:p text:style-name="P32"><text:tab/> */</text:p>
      <text:p text:style-name="P29"><text:tab/>ImportReference getImportReference();</text:p>
      <text:p text:style-name="P31"/>
      <text:p text:style-name="P31"><text:span text:style-name="T9"><text:tab/></text:span><text:span text:style-name="T17">/**</text:span></text:p>
      <text:p text:style-name="P31"><text:span text:style-name="T17"><text:tab/> * Update the local service represented by this </text:span><text:span text:style-name="T19">{@link ImportRegistration}</text:span><text:span text:style-name="T17">.</text:span></text:p>
      <text:p text:style-name="P31"><text:span text:style-name="T17"><text:tab/> * After this method returns the </text:span><text:span text:style-name="T19">{@link EndpointDescription}</text:span><text:span text:style-name="T17"> returned via</text:span></text:p>
      <text:p text:style-name="P31"><text:span text:style-name="T17"><text:tab/> * </text:span><text:span text:style-name="T19">{@link #getImportReference()}</text:span><text:span text:style-name="T17"> must have been updated.</text:span></text:p>
      <text:p text:style-name="P32"><text:tab/> * </text:p>
      <text:p text:style-name="P31"><text:span text:style-name="T17"><text:tab/> * </text:span><text:span text:style-name="T20">@param</text:span><text:span text:style-name="T17"> endpoint The updated </text:span><text:span text:style-name="T18">endpoint</text:span></text:p>
      <text:p text:style-name="P32"><text:tab/> * </text:p>
      <text:p text:style-name="P31"><text:span text:style-name="T17"><text:tab/> * </text:span><text:span text:style-name="T20">@throws</text:span><text:span text:style-name="T17"> IllegalStateException When this registration was not properly</text:span></text:p>
      <text:p text:style-name="P31"><text:span text:style-name="T17"><text:tab/> * <text:s text:c="8"/>initialized. See </text:span><text:span text:style-name="T19">{@link #getException()}</text:span><text:span text:style-name="T17">.</text:span></text:p>
      <text:p text:style-name="P31"><text:span text:style-name="T17"><text:tab/> * </text:span><text:span text:style-name="T20">@throws</text:span><text:span text:style-name="T17"> IllegalArgumentException When the supplied</text:span></text:p>
      <text:p text:style-name="P31"><text:span text:style-name="T17"><text:tab/> * <text:s text:c="8"/></text:span><text:span text:style-name="T19">{@link EndpointDescription}</text:span><text:span text:style-name="T17"> does not represent the same </text:span><text:span text:style-name="T18">endpoint</text:span></text:p>
      <text:p text:style-name="P31"><text:span text:style-name="T17"><text:tab/> * <text:s text:c="8"/>as this </text:span><text:span text:style-name="T19">{@link ImportRegistration}</text:span><text:span text:style-name="T17">.</text:span></text:p>
      <text:p text:style-name="P32"><text:tab/> * </text:p>
      <text:p text:style-name="P32"><text:tab/> */</text:p>
      <text:p text:style-name="P31"><text:span text:style-name="T9"><text:tab/></text:span><text:span text:style-name="T13">void</text:span><text:span text:style-name="T9"> update(EndpointDescription endpoint);</text:span></text:p>
      <text:p text:style-name="P31"/>
      <text:p text:style-name="P31"><text:span text:style-name="T9"><text:tab/></text:span><text:span text:style-name="T17">/**</text:span></text:p>
      <text:p text:style-name="P32"><text:tab/> * Close this Import Registration. This must close the connection to the</text:p>
      <text:p text:style-name="P32"><text:tab/> * <text:span text:style-name="T16">endpoint</text:span> and unregister the <text:span text:style-name="T16">proxy</text:span>. After this method returns, all other</text:p>
      <text:p text:style-name="P32"><text:tab/> * methods must return {@code null}.</text:p>
      <text:p text:style-name="P32"><text:tab/> * </text:p>
      <text:p text:style-name="P32"><text:tab/> * This method has no effect when this registration has already been closed</text:p>
      <text:p text:style-name="P32"><text:tab/> * or is being closed.</text:p>
      <text:p text:style-name="P32"><text:tab/> */</text:p>
      <text:p text:style-name="P31"><text:span text:style-name="T9"><text:tab/></text:span><text:span text:style-name="T13">void</text:span><text:span text:style-name="T9"> close();</text:span></text:p>
      <text:p text:style-name="P31"/>
      <text:p text:style-name="P31"><text:span text:style-name="T9"><text:tab/></text:span><text:span text:style-name="T17">/**</text:span></text:p>
      <text:p text:style-name="P32"><text:tab/> * Return the exception for any error during the import process.</text:p>
      <text:p text:style-name="P32"><text:soft-page-break/><text:tab/> * </text:p>
      <text:p text:style-name="P32"><text:tab/> * If the Remote Service <text:span text:style-name="T16">Admin</text:span> for some reasons is unable to properly</text:p>
      <text:p text:style-name="P32"><text:tab/> * initialize this registration, then it must return an exception from this</text:p>
      <text:p text:style-name="P32"><text:tab/> * method. If no error occurred, this method must return {@code null}.</text:p>
      <text:p text:style-name="P32"><text:tab/> * </text:p>
      <text:p text:style-name="P32"><text:tab/> * The error must be set before this Import Registration is returned.</text:p>
      <text:p text:style-name="P32"><text:tab/> * Asynchronously occurring errors must be reported to the log.</text:p>
      <text:p text:style-name="P32"><text:tab/> * </text:p>
      <text:p text:style-name="P31"><text:span text:style-name="T17"><text:tab/> * </text:span><text:span text:style-name="T20">@return</text:span><text:span text:style-name="T17"> The exception that occurred during the initialization of this</text:span></text:p>
      <text:p text:style-name="P32"><text:tab/> * <text:s text:c="8"/>registration or {@code null} if no exception occurred.</text:p>
      <text:p text:style-name="P32"><text:tab/> */</text:p>
      <text:p text:style-name="P29"><text:tab/>Throwable getException();</text:p>
      <text:p text:style-name="P29">}</text:p>
      <text:p text:style-name="Body"><text:change-end text:change-id="ct311584112"/><text:change-start text:change-id="ct311197680"/><text:span text:style-name="T10"/></text:p>
      <text:h text:style-name="P34" text:outline-level="1"><text:change-end text:change-id="ct311197680"/>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34"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2"> </text:span></text:p>
      <text:h text:style-name="P34"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34" text:outline-level="1"><text:soft-page-break/>Security Considerations</text:h>
      <text:p text:style-name="P13">Description of all known vulnerabilities this may either introduce or address as well as scenarios of how the weaknesses could be circumvented.</text:p>
      <text:h text:style-name="P34" text:outline-level="1">Document Support</text:h>
      <text:h text:style-name="P24" text:outline-level="2">References</text:h>
      <text:list xml:id="list2741083849019189321" text:style-name="WW8Num3">
        <text:list-item>
          <text:p text:style-name="P25"><text:bookmark-start text:name="_Ref493020620"/>Bradner, S., Key words for use in RFCs to Indicate Requirement Levels, RFC2119, March 1997.<text:bookmark-end text:name="_Ref493020620"/></text:p>
        </text:list-item>
        <text:list-item>
          <text:p text:style-name="P25">Software Requirements &amp; Specifications. Michael Jackson. ISBN 0-201-87712-0</text:p>
        </text:list-item>
      </text:list>
      <text:p text:style-name="P20"/>
      <text:p text:style-name="P1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24"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Red Hat</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Richard Nicholson</text:p>
          </table:table-cell>
        </table:table-row>
        <table:table-row table:style-name="Table3.1">
          <table:table-cell table:style-name="Table3.A1" office:value-type="string">
            <text:p text:style-name="P5">Company</text:p>
          </table:table-cell>
          <table:table-cell table:style-name="Table3.B1" office:value-type="string">
            <text:p text:style-name="P5">Paremus</text:p>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8">e-mail</text:p>
          </table:table-cell>
          <table:table-cell table:style-name="Table3.B1" office:value-type="string">
            <text:p text:style-name="P8"/>
          </table:table-cell>
        </table:table-row>
      </table:table>
      <text:p text:style-name="P20"/>
      <text:p text:style-name="P15"/>
      <text:h text:style-name="P24" text:outline-level="2">Acronyms and Abbreviations</text:h>
      <text:p text:style-name="P15"/>
      <text:h text:style-name="P24"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draw:image xlink:href="Pictures/1000020100000427000001D8328612BC.png" xlink:type="simple" xlink:show="embed" xlink:actuate="onLoad"/></draw:frame><text:tab/><text:user-defined style:data-style-name="N0" text:name="RFC Title">RFC 203 – Remote Service Admin 1.1</text:user-defined><text:tab/>Page <text:page-number text:select-page="current">5</text:page-number> of <text:page-count style:num-format="1">13</text:page-count></text:p>
        <text:p text:style-name="Header"/>
        <text:p text:style-name="Header"><text:tab/>Draft<text:tab/> <text:modification-date style:data-style-name="N76">September 13,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15</meta:editing-cycles>
    <meta:editing-duration>PT1H43M31S</meta:editing-duration>
    <meta:initial-creator>David Bosschaert</meta:initial-creator>
    <dc:date>2013-09-13T11:01:45</dc:date>
    <dc:creator>Tim Ward</dc:creator>
    <meta:printed-by>David Bosschaert</meta:printed-by>
    <meta:print-date>2013-08-21T16:44:40</meta:print-date>
    <meta:document-statistic meta:table-count="3" meta:image-count="2" meta:object-count="0" meta:page-count="13" meta:paragraph-count="314" meta:word-count="3220" meta:character-count="21628"/>
    <meta:user-defined meta:name="Info"/>
    <meta:user-defined meta:name="Info 3"/>
    <meta:user-defined meta:name="Info 4"/>
    <meta:user-defined meta:name="RFC Title">RFC 203 – Remote Service Admin 1.1</meta:user-defined>
  </office:meta>
</office:document-meta>
</file>